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84b04" draw:fill-color="#ff8000" draw:textarea-horizontal-align="justify" draw:textarea-vertical-align="middle" draw:auto-grow-height="false" fo:min-height="3.052cm" fo:min-width="4.834cm"/>
    </style:style>
    <style:style style:name="gr2" style:family="graphic" style:parent-style-name="standard">
      <style:graphic-properties svg:stroke-color="#784b04" draw:fill-color="#729fcf" draw:textarea-horizontal-align="justify" draw:textarea-vertical-align="middle" draw:auto-grow-height="false" fo:min-height="3.052cm" fo:min-width="4.834cm"/>
    </style:style>
    <style:style style:name="gr3" style:family="graphic" style:parent-style-name="objectwithoutfill">
      <style:graphic-properties svg:stroke-width="0.212cm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212cm" draw:marker-start="Arrow" draw:marker-start-width="0.617cm" draw:marker-end="Arrow" draw:marker-end-width="0.617cm" draw:fill="none" draw:textarea-vertical-align="middle" fo:padding-top="0.23cm" fo:padding-bottom="0.23cm" fo:padding-left="0.355cm" fo:padding-right="0.35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334cm" svg:height="3.302cm" svg:x="2.397cm" svg:y="6.842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334cm" svg:height="3.302cm" svg:x="10.271cm" svg:y="6.842cm">
          <text:p text:style-name="P1">AB BOARD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334cm" svg:height="3.302cm" svg:x="17.002cm" svg:y="6.842cm">
          <text:p text:style-name="P1">POWER &amp; IO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334cm" svg:height="3.302cm" svg:x="10.271cm" svg:y="12.938cm">
          <text:p text:style-name="P1">SLA1500OEM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.334cm" svg:height="3.302cm" svg:x="24.876cm" svg:y="6.842cm">
          <text:p text:style-name="P1">FLIGHT</text:p>
          <text:p text:style-name="P1"><text:s/>CONTROLLER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5.334cm" svg:height="3.302cm" svg:x="24.876cm" svg:y="12.938cm">
          <text:p text:style-name="P1">GROUND</text:p>
          <text:p text:style-name="P1">CONTROL</text:p>
          <text:p text:style-name="P1">STATION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731cm" svg:y1="8.493cm" svg:x2="10.271cm" svg:y2="8.493cm" draw:start-shape="id1" draw:start-glue-point="1" draw:end-shape="id2" draw:end-glue-point="3" svg:d="M7731 8493h2540" svg:viewBox="0 0 2541 1">
          <text:p/>
        </draw:connector>
        <draw:connector draw:style-name="gr4" draw:text-style-name="P4" draw:layer="layout" svg:x1="15.605cm" svg:y1="8.493cm" svg:x2="15.605cm" svg:y2="8.493cm" draw:start-shape="id2" draw:start-glue-point="1" draw:end-shape="id2" draw:end-glue-point="1" svg:d="M15605 8493z" svg:viewBox="0 0 1 1">
          <text:p/>
        </draw:connector>
        <draw:connector draw:style-name="gr5" draw:text-style-name="P4" draw:layer="layout" svg:x1="12.938cm" svg:y1="12.938cm" svg:x2="12.938cm" svg:y2="10.144cm" draw:start-shape="id3" draw:start-glue-point="0" draw:end-shape="id2" draw:end-glue-point="2" svg:d="M12938 12938v-2794" svg:viewBox="0 0 1 2795">
          <text:p/>
        </draw:connector>
        <draw:connector draw:style-name="gr5" draw:text-style-name="P4" draw:layer="layout" svg:x1="15.605cm" svg:y1="14.589cm" svg:x2="19.669cm" svg:y2="10.144cm" draw:start-shape="id3" draw:start-glue-point="1" draw:end-shape="id4" draw:end-glue-point="2" svg:d="M15605 14589h4064v-4445" svg:viewBox="0 0 4065 4446">
          <text:p/>
        </draw:connector>
        <draw:connector draw:style-name="gr5" draw:text-style-name="P4" draw:layer="layout" svg:x1="22.336cm" svg:y1="8.493cm" svg:x2="24.876cm" svg:y2="8.493cm" draw:start-shape="id4" draw:start-glue-point="1" draw:end-shape="id5" draw:end-glue-point="3" svg:d="M22336 8493h2540" svg:viewBox="0 0 2541 1">
          <text:p/>
        </draw:connector>
        <draw:connector draw:style-name="gr5" draw:text-style-name="P4" draw:layer="layout" svg:x1="27.543cm" svg:y1="12.938cm" svg:x2="27.543cm" svg:y2="10.144cm" draw:start-shape="id6" draw:start-glue-point="0" draw:end-shape="id5" draw:end-glue-point="2" svg:d="M27543 12938v-2794" svg:viewBox="0 0 1 2795">
          <text:p/>
        </draw:connector>
        <draw:custom-shape draw:style-name="gr6" draw:text-style-name="P1" draw:layer="layout" svg:width="0.001cm" svg:height="0.127cm" svg:x="9.255cm" svg:y="24.4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5.7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09:40:39.532000000</meta:creation-date>
    <dc:date>2019-05-28T11:01:59.837000000</dc:date>
    <meta:editing-duration>PT48M22S</meta:editing-duration>
    <meta:editing-cycles>1</meta:editing-cycles>
    <meta:document-statistic meta:object-count="13"/>
    <meta:generator>LibreOffice/6.1.2.1$Windows_X86_64 LibreOffice_project/65905a128db06ba48db947242809d14d3f9a93fe</meta:generator>
  </office:meta>
</office:document-meta>
</file>